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1910586" text:style-name="L1">
        <text:list-header>
          <text:p text:style-name="P1"/>
        </text:list-header>
        <text:list-item>
          <text:p text:style-name="P1">Tests on on one host.</text:p>
          <text:p text:style-name="P1">1.1 GridCoordinator is down. Run GridServer, then run XgConsole make. Expected result:</text:p>
        </text:list-item>
      </text:list>
      <text:p text:style-name="Standard"><text:tab/><text:tab/>XgConsole error “No slots”.</text:p>
      <text:list xml:id="list1349120152" text:style-name="L2">
        <text:list-item>
          <text:list>
            <text:list-item>
              <text:p text:style-name="P2">GridCoordinator is down. Run XgRegisterMe. Expected result: Connection error.</text:p>
            </text:list-item>
            <text:list-item>
              <text:p text:style-name="P2">GridCoordinator is down, GridServer is down. Run XgConsole make. Expected result: XgConsole error “Please run GridServer”.</text:p>
            </text:list-item>
            <text:list-item>
              <text:p text:style-name="P2">GridCoordinator is up, GridServer is down. Run XgConsole make. Expected result: XgConsole error “Please run GridServer”.</text:p>
            </text:list-item>
            <text:list-item>
              <text:p text:style-name="P2">GridCoordinator is up, GridServer is up. Run prepare_incredibuild_machine.sh first time. Expected result: “Machine successfully registered.</text:p>
            </text:list-item>
            <text:list-item>
              <text:p text:style-name="P2">GridCoordinator is up, GridServer is up. Run prepare_incredibuild_machine.sh not first time. Expected result: “Machine already registered.</text:p>
              <text:p text:style-name="P2"/>
            </text:list-item>
          </text:list>
        </text:list-item>
        <text:list-item>
          <text:p text:style-name="P2">Same tests when GridCoordinator is on one host and GridServer and XgConsole/HelperMachine are on another host.</text:p>
          <text:p text:style-name="P2"/>
        </text:list-item>
        <text:list-item>
          <text:p text:style-name="P2">Testing HelperMachines distribution. </text:p>
          <text:list>
            <text:list-item>
              <text:p text:style-name="P2">Run GridCoordinator on one host, then <text:s/>GridServer and XgConsole on the same host. XgConsole should request a part of available hosts; then run <text:s/>GridServer and XgConsole on another host, <text:s/>XgConsole should request a part of available hosts. Both XgConsoles should request less then amount of available hosts. Expected result: Both tasks run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XgConsole should request all of available hosts; then run <text:s/>GridServer and XgConsole on another host, <text:s/>XgConsole should request a part of available hosts. Expected result: First task runs, second waits; after completing first task second begins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Break the task. Expected result: <text:s/>All machines should be returned to GridCoordinator.</text:p>
            </text:list-item>
            <text:list-item>
              <text:p text:style-name="P2">Run GridCoordinator on one host, then <text:s/>GridServer and XgConsole on another host. Down network. Expected result: <text:s/>All machines should be returned to GridCoordinato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</meta:initial-creator>
    <meta:creation-date>2013-05-30T15:15:43</meta:creation-date>
    <dc:date>2013-05-30T15:55:04</dc:date>
    <dc:creator>Irina </dc:creator>
    <meta:editing-duration>PT28M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6" meta:word-count="313" meta:character-count="144" meta:non-whitespace-character-count="1883"/>
  </office:meta>
</office:document-meta>
</file>